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officeooo:rsid="00060058" officeooo:paragraph-rsid="00055301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10fb3a" officeooo:paragraph-rsid="0010fb3a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83118" officeooo:paragraph-rsid="00183118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9" style:family="paragraph" style:parent-style-name="Standard">
      <style:paragraph-properties fo:text-align="center" style:justify-single-word="false"/>
      <style:text-properties officeooo:rsid="000c8f84" officeooo:paragraph-rsid="000c8f84"/>
    </style:style>
    <style:style style:name="P10" style:family="paragraph" style:parent-style-name="Standard">
      <style:paragraph-properties fo:text-align="start" style:justify-single-word="false"/>
      <style:text-properties officeooo:rsid="000eb64f" officeooo:paragraph-rsid="000eb64f"/>
    </style:style>
    <style:style style:name="P11" style:family="paragraph" style:parent-style-name="Standard">
      <style:paragraph-properties fo:text-align="center" style:justify-single-word="false"/>
      <style:text-properties officeooo:rsid="000eb64f" officeooo:paragraph-rsid="000eb64f"/>
    </style:style>
    <style:style style:name="P12" style:family="paragraph" style:parent-style-name="Standard">
      <style:paragraph-properties fo:text-align="start" style:justify-single-word="false"/>
      <style:text-properties officeooo:rsid="000f1744" officeooo:paragraph-rsid="000f1744"/>
    </style:style>
    <style:style style:name="P13" style:family="paragraph" style:parent-style-name="Standard">
      <style:paragraph-properties fo:text-align="start" style:justify-single-word="false"/>
      <style:text-properties officeooo:rsid="001002ce" officeooo:paragraph-rsid="001002ce"/>
    </style:style>
    <style:style style:name="P14" style:family="paragraph" style:parent-style-name="Standard">
      <style:paragraph-properties fo:text-align="start" style:justify-single-word="false"/>
      <style:text-properties officeooo:rsid="0010fb3a" officeooo:paragraph-rsid="0010fb3a"/>
    </style:style>
    <style:style style:name="P15" style:family="paragraph" style:parent-style-name="Standard">
      <style:paragraph-properties fo:text-align="start" style:justify-single-word="false"/>
      <style:text-properties officeooo:rsid="001654b1" officeooo:paragraph-rsid="001654b1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0fb3a" officeooo:paragraph-rsid="0010fb3a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11aae" officeooo:paragraph-rsid="00111aae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13d45c" officeooo:paragraph-rsid="00111cdc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654b1" officeooo:paragraph-rsid="001654b1" style:font-style-asian="normal" style:font-style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tyle="normal" officeooo:rsid="0010fb3a" officeooo:paragraph-rsid="0010fb3a" style:font-style-asian="normal" style:font-style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tyle="normal" officeooo:rsid="001654b1" officeooo:paragraph-rsid="001654b1" style:font-style-asian="normal" style:font-style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11aae" officeooo:paragraph-rsid="00111aae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11cdc" officeooo:paragraph-rsid="00111cdc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654b1" officeooo:paragraph-rsid="001654b1"/>
    </style:style>
    <style:style style:name="T1" style:family="text">
      <style:text-properties officeooo:rsid="000c8f84"/>
    </style:style>
    <style:style style:name="T2" style:family="text">
      <style:text-properties officeooo:rsid="000dbda1"/>
    </style:style>
    <style:style style:name="T3" style:family="text">
      <style:text-properties officeooo:rsid="0010fb3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fb3a" style:font-style-asian="normal" style:font-style-complex="normal"/>
    </style:style>
    <style:style style:name="T6" style:family="text">
      <style:text-properties fo:font-style="normal" officeooo:rsid="00111cdc" style:font-style-asian="normal" style:font-style-complex="normal"/>
    </style:style>
    <style:style style:name="T7" style:family="text">
      <style:text-properties fo:font-style="normal" officeooo:rsid="0013d45c" style:font-style-asian="normal" style:font-style-complex="normal"/>
    </style:style>
    <style:style style:name="T8" style:family="text">
      <style:text-properties fo:font-style="normal" officeooo:rsid="0014975d" style:font-style-asian="normal" style:font-style-complex="normal"/>
    </style:style>
    <style:style style:name="T9" style:family="text">
      <style:text-properties fo:font-style="normal" officeooo:rsid="0019fb49" style:font-style-asian="normal" style:font-style-complex="normal"/>
    </style:style>
    <style:style style:name="T10" style:family="text">
      <style:text-properties fo:font-style="normal" officeooo:rsid="001ab8f8" style:font-style-asian="normal" style:font-style-complex="normal"/>
    </style:style>
    <style:style style:name="T11" style:family="text">
      <style:text-properties fo:font-style="normal" officeooo:rsid="001b8c9a" style:font-style-asian="normal" style:font-style-complex="normal"/>
    </style:style>
    <style:style style:name="T12" style:family="text">
      <style:text-properties officeooo:rsid="001ab8f8"/>
    </style:style>
    <style:style style:name="T13" style:family="text">
      <style:text-properties officeooo:rsid="001b8c9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1">2</text:span>:</text:p>
      <text:p text:style-name="P9">Focal <text:span text:style-name="T2">Length</text:span> of a Lens</text:p>
      <text:p text:style-name="P9"/>
      <text:p text:style-name="P9"/>
      <text:p text:style-name="P4">Background: </text:p>
      <text:p text:style-name="P10">The Lens Equation states</text:p>
      <text:p text:style-name="P11"><draw:frame draw:style-name="fr1" draw:name="Object1" text:anchor-type="as-char" svg:y="-0.2437in" svg:width="0.722in" svg:height="0.392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10">where F is focal length, O is object distance and i is image distance.</text:p>
      <text:p text:style-name="P10"/>
      <text:p text:style-name="P12">In this <text:span text:style-name="T3">experiment</text:span>, the focal length of a lens will be determined using linearization of data techniques.</text:p>
      <text:p text:style-name="P12"/>
      <text:p text:style-name="P3"/>
      <text:p text:style-name="P2"/>
      <text:p text:style-name="P5">Materials you will need:</text:p>
      <text:p text:style-name="P8"/>
      <text:p text:style-name="P13">1 optical rail</text:p>
      <text:p text:style-name="P13">1 object stand</text:p>
      <text:p text:style-name="P13">1 lens in lens holder</text:p>
      <text:p text:style-name="P13">1 white viewing screen</text:p>
      <text:p text:style-name="P13"><text:span text:style-name="T13">2</text:span> optical rail clips</text:p>
      <text:p text:style-name="P14">1 <text:s/><text:span text:style-name="T12">Cell Phone</text:span></text:p>
      <text:p text:style-name="P14"/>
      <text:p text:style-name="P6">Procedures<text:span text:style-name="T4">:</text:span></text:p>
      <text:list xml:id="list7855833137643843620" text:style-name="L1">
        <text:list-item>
          <text:p text:style-name="P20">Hold the lens up, and allow an image of a distant object (such as a tree outside a window) to form on the screen or a piece of white paper. <text:s/>Estimate the focal length of the lens.</text:p>
        </text:list-item>
      </text:list>
      <text:p text:style-name="P16"/>
      <text:list xml:id="list105242804923336" text:continue-numbering="true" text:style-name="L1">
        <text:list-item>
          <text:p text:style-name="P22"><text:span text:style-name="T5">P</text:span><text:span text:style-name="T4">lace the lens, screen and object holder onto optical clips and attach to optical rail. <text:s/></text:span><text:span text:style-name="T6">Center the lens on the rail. <text:s/></text:span><text:span text:style-name="T10">Place your cell phone on the rail at 0 cm. <text:s/></text:span></text:p>
        </text:list-item>
      </text:list>
      <text:p text:style-name="P17"/>
      <text:list xml:id="list105244093496146" text:continue-numbering="true" text:style-name="L1">
        <text:list-item>
          <text:p text:style-name="P23"><text:span text:style-name="T4">Move the </text:span><text:span text:style-name="T7">object stand and the screen around until an image forms. <text:s/>Record the distance of the object </text:span><text:span text:style-name="T8">(o) </text:span><text:span text:style-name="T7">and image </text:span><text:span text:style-name="T8">(i) </text:span><text:span text:style-name="T7">from the lens. <text:s/></text:span></text:p>
        </text:list-item>
      </text:list>
      <text:p text:style-name="P18"/>
      <text:list xml:id="list105243264510963" text:continue-numbering="true" text:style-name="L1">
        <text:list-item>
          <text:p text:style-name="P24"><text:span text:style-name="T7">M</text:span><text:span text:style-name="T4">ove the object holder and </text:span><text:span text:style-name="T11">cell phone</text:span><text:span text:style-name="T4"> 5 cm. <text:s/>Move the screen until the image is in focus again. Record object (o) and image (i) distance. <text:s/></text:span></text:p>
        </text:list-item>
      </text:list>
      <text:p text:style-name="P15"/>
      <text:p text:style-name="P19"/>
      <text:list xml:id="list105242588123088" text:continue-numbering="true" text:style-name="L1">
        <text:list-item>
          <text:p text:style-name="P21">Repeat step 4 until you have 10 different measurements of object distance (o) and image distance (i).</text:p>
        </text:list-item>
      </text:list>
      <text:p text:style-name="P15"/>
      <text:p text:style-name="P19"/>
      <text:p text:style-name="P7">Analysis:</text:p>
      <text:p text:style-name="P7"><text:span text:style-name="T4">1. Construct a graph of <text:s/>1/o vs 1/i. <text:s/>Use the y-intercept of this graph to determine </text:span><text:span text:style-name="T9">the focal length of the lens.</text:span></text:p>
      <text:p text:style-name="P16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1-30T10:52:42.358731692</dc:date>
    <meta:editing-duration>PT24M19S</meta:editing-duration>
    <meta:editing-cycles>22</meta:editing-cycles>
    <meta:generator>LibreOffice/4.3.7.2$Linux_X86_64 LibreOffice_project/430$Build-2</meta:generator>
    <meta:document-statistic meta:table-count="0" meta:image-count="0" meta:object-count="1" meta:page-count="1" meta:paragraph-count="22" meta:word-count="235" meta:character-count="1238" meta:non-whitespace-character-count="1015"/>
  </office:meta>
</office:document-meta>
</file>

<file path=Object 1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